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0.7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Tilt Angle</text:p>
          </table:table-cell>
          <table:table-cell office:value-type="string">
            <text:p>Keyword</text:p>
          </table:table-cell>
          <table:table-cell office:value-type="string">
            <text:p>Keyword Length</text:p>
          </table:table-cell>
          <table:table-cell office:value-type="string">
            <text:p>Keyword Count</text:p>
          </table:table-cell>
          <table:table-cell office:value-type="string">
            <text:p>False Positives</text:p>
          </table:table-cell>
          <table:table-cell office:value-type="string">
            <text:p>False Negatives</text:p>
          </table:table-cell>
          <table:table-cell table:style-name="Default" office:value-type="string">
            <text:p>Accuracy</text:p>
          </table:table-cell>
          <table:table-cell/>
          <table:table-cell office:value-type="string">
            <text:p>Gree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2]-[.E2]-[.F2])/[.D2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3]-[.E3]-[.F3])/[.D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]-[.E4]-[.F4])/[.D4]" office:value-type="percentage" office:value="0">
            <text:p>0.00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5]-[.E5]-[.F5])/[.D5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6]-[.E6]-[.F6])/[.D6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7]-[.E7]-[.F7])/[.D7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8]-[.E8]-[.F8])/[.D8]" office:value-type="percentage" office:value="0.5">
            <text:p>5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D9]-[.E9]-[.F9])/[.D9]" office:value-type="percentage" office:value="0">
            <text:p>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D10]-[.E10]-[.F10])/[.D10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1]-[.E11]-[.F11])/[.D11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2]-[.E12]-[.F12])/[.D12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3]-[.E13]-[.F13])/[.D13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14]-[.E14]-[.F14])/[.D14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15]-[.E15]-[.F15])/[.D1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16]-[.E16]-[.F16])/[.D16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7]-[.E17]-[.F17])/[.D17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8]-[.E18]-[.F18])/[.D18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9]-[.E19]-[.F19])/[.D19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20]-[.E20]-[.F20])/[.D20]" office:value-type="percentage" office:value="0.857142857142857">
            <text:p>85.71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21]-[.E21]-[.F21])/[.D21]" office:value-type="percentage" office:value="0.857142857142857">
            <text:p>85.71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([.D22]-[.E22]-[.F22])/[.D22]" office:value-type="percentage" office:value="1">
            <text:p>10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3]-[.E23]-[.F23])/[.D2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24]-[.E24]-[.F24])/[.D24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5]-[.E25]-[.F25])/[.D2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6]-[.E26]-[.F26])/[.D26]" office:value-type="percentage" office:value="1">
            <text:p>100.00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7]-[.E27]-[.F27])/[.D27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8]-[.E28]-[.F28])/[.D28]" office:value-type="percentage" office:value="1">
            <text:p>100.00%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29]-[.E29]-[.F29])/[.D29]" office:value-type="percentage" office:value="0.75">
            <text:p>75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30]-[.E30]-[.F30])/[.D30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31]-[.E31]-[.F31])/[.D31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32]-[.E32]-[.F32])/[.D32]" office:value-type="percentage" office:value="0.75">
            <text:p>75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33]-[.E33]-[.F33])/[.D33]" office:value-type="percentage" office:value="0.5">
            <text:p>5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34]-[.E34]-[.F34])/[.D34]" office:value-type="percentage" office:value="0.5">
            <text:p>5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35]-[.E35]-[.F35])/[.D35]" office:value-type="percentage" office:value="0.2">
            <text:p>2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D36]-[.E36]-[.F36])/[.D36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D37]-[.E37]-[.F37])/[.D37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38]-[.E38]-[.F38])/[.D38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39]-[.E39]-[.F39])/[.D39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40]-[.E40]-[.F40])/[.D40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41]-[.E41]-[.F41])/[.D41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2]-[.E42]-[.F42])/[.D42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3]-[.E43]-[.F43])/[.D43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44]-[.E44]-[.F44])/[.D44]" office:value-type="percentage" office:value="0.333333333333333">
            <text:p>33.33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5]-[.E45]-[.F45])/[.D45]" office:value-type="percentage" office:value="0.666666666666667">
            <text:p>66.67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6]-[.E46]-[.F46])/[.D46]" office:value-type="percentage" office:value="0.666666666666667">
            <text:p>66.67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47]-[.E47]-[.F47])/[.D47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48]-[.E48]-[.F48])/[.D48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49]-[.E49]-[.F49])/[.D49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50]-[.E50]-[.F50])/[.D50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51]-[.E51]-[.F51])/[.D51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52]-[.E52]-[.F52])/[.D52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([.D53]-[.E53]-[.F53])/[.D5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([.D54]-[.E54]-[.F54])/[.D54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55]-[.E55]-[.F55])/[.D55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D56]-[.E56]-[.F56])/[.D56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57]-[.E57]-[.F57])/[.D57]" office:value-type="percentage" office:value="0.6">
            <text:p>6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D58]-[.E58]-[.F58])/[.D58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59]-[.E59]-[.F59])/[.D59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60]-[.E60]-[.F60])/[.D60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61]-[.E61]-[.F61])/[.D61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62]-[.E62]-[.F62])/[.D62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63]-[.E63]-[.F63])/[.D6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64]-[.E64]-[.F64])/[.D64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65]-[.E65]-[.F65])/[.D65]" office:value-type="percentage" office:value="0">
            <text:p>0.00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66]-[.E66]-[.F66])/[.D66]" office:value-type="percentage" office:value="0">
            <text:p>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67]-[.E67]-[.F67])/[.D67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D68]-[.E68]-[.F68])/[.D68]" office:value-type="percentage" office:value="1">
            <text:p>100.00%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69]-[.E69]-[.F69])/[.D69]" office:value-type="percentage" office:value="0.666666666666667">
            <text:p>66.67%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D70]-[.E70]-[.F70])/[.D70]" office:value-type="percentage" office:value="1">
            <text:p>100.00%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1]-[.E71]-[.F71])/[.D71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2]-[.E72]-[.F72])/[.D72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3]-[.E73]-[.F73])/[.D7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74]-[.E74]-[.F74])/[.D74]" office:value-type="percentage" office:value="0.4">
            <text:p>4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D75]-[.E75]-[.F75])/[.D7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76]-[.E76]-[.F76])/[.D76]" office:value-type="percentage" office:value="0.8">
            <text:p>8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7]-[.E77]-[.F77])/[.D77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8]-[.E78]-[.F78])/[.D78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9]-[.E79]-[.F79])/[.D79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80]-[.E80]-[.F80])/[.D80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81]-[.E81]-[.F81])/[.D81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82]-[.E82]-[.F82])/[.D82]" office:value-type="percentage" office:value="0.666666666666667">
            <text:p>66.67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83]-[.E83]-[.F83])/[.D8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84]-[.E84]-[.F84])/[.D84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5]-[.E85]-[.F85])/[.D85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6]-[.E86]-[.F86])/[.D86]" office:value-type="percentage" office:value="0.5">
            <text:p>50.00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87]-[.E87]-[.F87])/[.D87]" office:value-type="percentage" office:value="0.25">
            <text:p>25.00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8]-[.E88]-[.F88])/[.D88]" office:value-type="percentage" office:value="0.5">
            <text:p>50.00%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9]-[.E89]-[.F89])/[.D89]" office:value-type="percentage" office:value="0.714285714285714">
            <text:p>71.43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90]-[.E90]-[.F90])/[.D90]" office:value-type="percentage" office:value="0.571428571428571">
            <text:p>57.14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D91]-[.E91]-[.F91])/[.D91]" office:value-type="percentage" office:value="0.142857142857143">
            <text:p>14.29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92]-[.E92]-[.F92])/[.D92]" office:value-type="percentage" office:value="0.5">
            <text:p>5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3]-[.E93]-[.F93])/[.D93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4]-[.E94]-[.F94])/[.D94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5]-[.E95]-[.F95])/[.D95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6]-[.E96]-[.F96])/[.D96]" office:value-type="percentage" office:value="0.333333333333333">
            <text:p>33.33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97]-[.E97]-[.F97])/[.D97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98]-[.E98]-[.F98])/[.D98]" office:value-type="percentage" office:value="1">
            <text:p>100.00%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99]-[.E99]-[.F99])/[.D99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100]-[.E100]-[.F100])/[.D100]" office:value-type="percentage" office:value="1">
            <text:p>10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10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6M55S</meta:editing-duration>
    <meta:editing-cycles>54</meta:editing-cycles>
    <meta:generator>OpenOffice.org/3.4.1$Win32 OpenOffice.org_project/341m1$Build-9593</meta:generator>
    <dc:date>2013-06-04T10:58:46.30</dc:date>
    <meta:document-statistic meta:table-count="3" meta:cell-count="900" meta:object-count="0"/>
    <meta:user-defined meta:name="Info 1"/>
    <meta:user-defined meta:name="Info 2"/>
    <meta:user-defined meta:name="Info 3"/>
    <meta:user-defined meta:name="Info 4"/>
  </office:meta>
</office:document-meta>
</file>